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8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2102in"/>
    </style:style>
    <style:style style:name="co5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1.562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1.2402in"/>
    </style:style>
    <style:style style:name="co11" style:family="table-column">
      <style:table-column-properties fo:break-before="auto" style:column-width="1.2854in"/>
    </style:style>
    <style:style style:name="co12" style:family="table-column">
      <style:table-column-properties fo:break-before="auto" style:column-width="1.6299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0.6402in"/>
    </style:style>
    <style:style style:name="co15" style:family="table-column">
      <style:table-column-properties fo:break-before="auto" style:column-width="1.0382in"/>
    </style:style>
    <style:style style:name="co16" style:family="table-column">
      <style:table-column-properties fo:break-before="auto" style:column-width="1.4201in"/>
    </style:style>
    <style:style style:name="co17" style:family="table-column">
      <style:table-column-properties fo:break-before="auto" style:column-width="1.1354in"/>
    </style:style>
    <style:style style:name="co18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1.6602in"/>
    </style:style>
    <style:style style:name="co20" style:family="table-column">
      <style:table-column-properties fo:break-before="auto" style:column-width="1.402in"/>
    </style:style>
    <style:style style:name="co21" style:family="table-column">
      <style:table-column-properties fo:break-before="auto" style:column-width="1.4874in"/>
    </style:style>
    <style:style style:name="co22" style:family="table-column">
      <style:table-column-properties fo:break-before="auto" style:column-width="1.0008in"/>
    </style:style>
    <style:style style:name="co23" style:family="table-column">
      <style:table-column-properties fo:break-before="auto" style:column-width="1.3374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77"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124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5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972f" fo:font-weight="bold" style:font-weight-asian="bold" style:font-weight-complex="bold"/>
    </style:style>
    <style:style style:name="ce13" style:family="table-cell" style:parent-style-name="Default" style:data-style-name="N10125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Expense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number-columns-repeated="1015" table:default-cell-style-name="ce15"/>
        <table:table-row table:style-name="ro1">
          <table:table-cell table:style-name="ce14" office:value-type="string" calcext:value-type="string">
            <text:p>Date</text:p>
          </table:table-cell>
          <table:table-cell table:style-name="ce16" table:formula="of:=DATE(2025;2;16)" office:value-type="date" office:date-value="2025-02-16" calcext:value-type="date">
            <text:p>Sun, Feb 16, 25</text:p>
          </table:table-cell>
          <table:table-cell table:style-name="ce17" office:value-type="string" calcext:value-type="string">
            <text:p>Total Expense</text:p>
          </table:table-cell>
          <table:table-cell table:style-name="ce18" table:formula="of:=SUM([.D3:.D74])" office:value-type="currency" office:currency="INR" office:value="7200" calcext:value-type="currency">
            <text:p>₹7,200.00</text:p>
          </table:table-cell>
          <table:table-cell table:style-name="ce10" table:formula="of:=SUM([.E3:.E74])" office:value-type="currency" office:currency="INR" office:value="2556" calcext:value-type="currency">
            <text:p>₹2,556.00</text:p>
          </table:table-cell>
          <table:table-cell table:style-name="ce19"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4" office:value-type="string" calcext:value-type="string">
            <text:p>Expenses</text:p>
          </table:table-cell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Shop</text:p>
          </table:table-cell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Outstanding Balance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Baily water bottle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J Rice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Water Ca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ITC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Default" office:value-type="string" calcext:value-type="string">
            <text:p>Marlbr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injacart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vegetable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Dry frui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ritania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Amirtha Milk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Arokiya Milk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J Stor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S Store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anana Lea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agilam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ane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Gas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O chicken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anana 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Campa Drin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ife Wat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Grape Drin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eeda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ewspap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Dry Ging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utter Biscui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3 Roses TeaPowd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app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Choco Lat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Snac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epsi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Cavin’s Milkshak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u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aper Boa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apad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att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Coconut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Goli Soda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Transpor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AVT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ew Chicken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estl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TATA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adha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Veera Chip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Alpenlibl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S Fruits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Cok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y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ings Trad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Bisleri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B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en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GS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IC</text:p>
          </table:table-cell>
          <table:table-cell table:number-columns-repeated="2" office:value-type="string" calcext:value-type="string">
            <text:p>Personal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Anbu Chit</text:p>
          </table:table-cell>
          <table:table-cell table:number-columns-repeated="2" office:value-type="string" calcext:value-type="string">
            <text:p>Personal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Manoj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Navee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Krishn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Ami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kumar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Pav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Ganesh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kaly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Shatrud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Sudeep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 Dish Washing Pers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Corpor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ck" table:style-name="ta1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14" office:value-type="string" calcext:value-type="string">
            <text:p>Date</text:p>
          </table:table-cell>
          <table:table-cell table:style-name="ce16" table:formula="of:=DATE(2024;1;1)" office:value-type="date" office:date-value="2024-01-01" calcext:value-type="date">
            <text:p>Mon, Jan 1, 24</text:p>
          </table:table-cell>
          <table:table-cell table:number-columns-repeated="2"/>
          <table:table-cell table:style-name="ce12" office:value-type="string" calcext:value-type="string" table:number-columns-spanned="4" table:number-rows-spanned="1">
            <text:p>Quantity in Kilogram or numbers or volume</text:p>
          </table:table-cell>
          <table:covered-table-cell table:style-name="ce12"/>
          <table:covered-table-cell table:number-columns-repeated="2"/>
          <table:table-cell/>
        </table:table-row>
        <table:table-row table:style-name="ro2">
          <table:table-cell table:style-name="ce14" office:value-type="string" calcext:value-type="string">
            <text:p>Raw Material</text:p>
          </table:table-cell>
          <table:table-cell table:style-name="ce14" office:value-type="string" calcext:value-type="string">
            <text:p>Quantity type</text:p>
          </table:table-cell>
          <table:table-cell table:style-name="ce14" office:value-type="string" calcext:value-type="string">
            <text:p>Quantity used</text:p>
          </table:table-cell>
          <table:table-cell table:style-name="ce14" office:value-type="string" calcext:value-type="string">
            <text:p>Quantity Purchased</text:p>
          </table:table-cell>
          <table:table-cell table:style-name="ce14" office:value-type="string" calcext:value-type="string">
            <text:p>Quantity Remaining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Cost Used</text:p>
          </table:table-cell>
          <table:table-cell table:style-name="ce14" office:value-type="string" calcext:value-type="string">
            <text:p>Cost Remaining</text:p>
          </table:table-cell>
          <table:table-cell table:style-name="ce14" office:value-type="string" calcext:value-type="string">
            <text:p>Cost Added</text:p>
          </table:table-cell>
        </table:table-row>
        <table:table-row table:style-name="ro2">
          <table:table-cell office:value-type="string" calcext:value-type="string">
            <text:p>Fruits</text:p>
          </table:table-cell>
          <table:table-cell office:value-type="string" calcext:value-type="string">
            <text:p>Weigh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egetables</text:p>
          </table:table-cell>
          <table:table-cell office:value-type="string" calcext:value-type="string">
            <text:p>Weigh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pic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uls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tton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sh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il</text:p>
          </table:table-cell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a powder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ffee powder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a food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 Cub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iry product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</table:table>
      <table:table table:name="Sales" table:style-name="ta1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8" table:default-cell-style-name="ce9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2">
          <table:table-cell table:style-name="ce14" office:value-type="string" calcext:value-type="string">
            <text:p>Date</text:p>
          </table:table-cell>
          <table:table-cell table:style-name="ce16" table:formula="of:=DATE(2025;2;16)" office:value-type="date" office:date-value="2025-02-16" calcext:value-type="date">
            <text:p>Sun, Feb 16, 25</text:p>
          </table:table-cell>
          <table:table-cell table:style-name="ce13" table:formula="of:=SUM([.C3:.C8])" office:value-type="currency" office:currency="INR" office:value="5300" calcext:value-type="currency">
            <text:p>₹5,300.00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2">
          <table:table-cell table:style-name="ce14" office:value-type="string" calcext:value-type="string">
            <text:p>Sales</text:p>
          </table:table-cell>
          <table:table-cell table:style-name="ce14" office:value-type="string" calcext:value-type="string">
            <text:p>Billed Amount</text:p>
          </table:table-cell>
          <table:table-cell table:style-name="ce14" office:value-type="string" calcext:value-type="string">
            <text:p>Amount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Breakfast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1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Lunch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nner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ice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jji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a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Default"/>
          <table:table-cell table:number-columns-repeated="3"/>
        </table:table-row>
      </table:table>
      <table:table table:name="Salary" table:style-name="ta1">
        <office:forms form:automatic-focus="false" form:apply-design-mode="false"/>
        <table:table-column table:style-name="co6" table:default-cell-style-name="ce15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style-name="ce14" office:value-type="string" calcext:value-type="string">
            <text:p>oo9g</text:p>
          </table:table-cell>
          <table:table-cell table:style-name="ce16" table:formula="of:=DATE(2024;1;1)" office:value-type="date" office:date-value="2024-01-01" calcext:value-type="date">
            <text:p>Mon, Jan 1, 24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Employee Name</text:p>
          </table:table-cell>
          <table:table-cell table:style-name="ce14" office:value-type="string" calcext:value-type="string">
            <text:p>Worked/Not Worked</text:p>
          </table:table-cell>
          <table:table-cell table:style-name="ce14" office:value-type="string" calcext:value-type="string">
            <text:p>Salary per day</text:p>
          </table:table-cell>
          <table:table-cell table:style-name="ce14" office:value-type="string" calcext:value-type="string">
            <text:p>Amount Paid</text:p>
          </table:table-cell>
          <table:table-cell table:style-name="ce14" office:value-type="string" calcext:value-type="string">
            <text:p>Remaining Amount</text:p>
          </table:table-cell>
        </table:table-row>
        <table:table-row table:style-name="ro2">
          <table:table-cell office:value-type="string" calcext:value-type="string">
            <text:p>E Manoj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B3]*[.C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 Navee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([.B4]*[.C4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 Krishna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.B5]*[.C5])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E Ami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([.B6]*[.C6])"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E kum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 Pava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.B8]*[.C8])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E Ganesh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([.B9]*[.C9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 kalya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.B10]*[.C10])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E Shatruda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.B11]*[.C11])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E Sudeep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([.B12]*[.C12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 Dish Washing Perso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B13]*[.C13])" office:value-type="float" office:value="200" calcext:value-type="float">
            <text:p>200</text:p>
          </table:table-cell>
          <table:table-cell/>
        </table:table-row>
      </table:table>
      <table:named-expressions/>
      <table:database-ranges>
        <table:database-range table:name="__Anonymous_Sheet_DB__0" table:target-range-address="Expenses.A2:Expenses.D74" table:display-filter-buttons="true" table:orientation="column"/>
        <table:database-range table:name="__Anonymous_Sheet_DB__1" table:target-range-address="Stock.A2:Stock.I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id" number:country="ID">Rp</number:currency-symbol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ta" number:country="IN">₹</number:currency-symbol>
      <number:number number:decimal-places="2" loext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ta" number:country="IN">₹</number:currency-symbol>
      <number:number number:decimal-places="2" loext:min-decimal-places="2" number:min-integer-digits="1" number:grouping="true"/>
      <style:map style:condition="value()&gt;=0" style:apply-style-name="N10124P0"/>
    </number:currency-style>
    <number:currency-style style:name="N10125P0" style:volatile="true" number:language="en" number:country="US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25" number:language="en" number:country="US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21:59:04.858503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5T17:11:17.938377561</meta:creation-date>
    <dc:date>2025-02-16T12:19:26.262694156</dc:date>
    <meta:editing-duration>PT4H46M42S</meta:editing-duration>
    <meta:editing-cycles>30</meta:editing-cycles>
    <meta:generator>LibreOffice/6.4.7.2$Linux_X86_64 LibreOffice_project/40$Build-2</meta:generator>
    <meta:document-statistic meta:table-count="4" meta:cell-count="506" meta:object-count="0"/>
  </office:meta>
</office:document-meta>
</file>